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2.08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2" style:family="table-cell" style:parent-style-name="Default" style:data-style-name="N1">
      <style:table-cell-properties style:text-align-source="fix" style:repeat-content="false" fo:wrap-option="wrap" fo:padding-bottom="0.499cm" fo:padding-left="0.035cm" fo:padding-right="0.035cm" fo:padding-top="0.035cm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3" style:family="table-cell" style:parent-style-name="Default" style:data-style-name="N1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center" fo:margin-left="0cm"/>
      <style:text-properties style:font-name="Georgia" fo:font-size="13pt" fo:font-weight="normal" style:font-weight-asian="normal" style:font-weight-complex="normal"/>
    </style:style>
    <style:style style:name="ce4" style:family="table-cell" style:parent-style-name="Default" style:data-style-name="N100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center" fo:margin-left="0cm"/>
      <style:text-properties style:font-name="Georgia" fo:font-size="13pt"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fo:padding-bottom="0.499cm" fo:padding-left="0.035cm" fo:padding-right="0.035cm" fo:padding-top="0.035cm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6" style:family="table-cell" style:parent-style-name="Default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end" fo:margin-left="0cm"/>
      <style:text-properties style:font-name="Georgia" fo:font-size="13pt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-bottom="0.499cm" fo:padding-left="0.035cm" fo:padding-right="0.035cm" fo:padding-top="0.035cm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8" style:family="table-cell" style:parent-style-name="Default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start"/>
      <style:text-properties style:font-name="Georgia" fo:font-size="13pt" fo:font-weight="normal" style:font-weight-asian="normal" style:font-weight-complex="normal"/>
    </style:style>
  </office:automatic-styles>
  <office:body>
    <office:spreadsheet>
      <table:table table:name="Backlog" table:style-name="ta1" table:print-ranges="Backlog.A1:Backlog.E1048576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2" table:default-cell-style-name="ce7"/>
        <table:table-column table:style-name="co5" table:number-columns-repeated="1019" table:default-cell-style-name="ce7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3" office:value-type="string">
              <text:p>Priority</text:p>
            </table:table-cell>
            <table:table-cell table:style-name="ce4" office:value-type="string">
              <text:p>Story</text:p>
            </table:table-cell>
            <table:table-cell table:style-name="ce4" office:value-type="string">
              <text:p>Task</text:p>
            </table:table-cell>
            <table:table-cell table:style-name="ce6" office:value-type="string">
              <text:p>Estimate</text:p>
            </table:table-cell>
            <table:table-cell table:style-name="ce8" table:number-columns-repeated="1019"/>
          </table:table-row>
        </table:table-header-rows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The user wants to be able to control the application through a GUI.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The user wants to be able to install the application on Apple OSX.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The user wants to be able to install the application on Windows.</text:p>
          </table:table-cell>
          <table:table-cell table:number-columns-repeated="1021"/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string">
            <text:p>The user wants to be able to install the application on Linux.</text:p>
          </table:table-cell>
          <table:table-cell table:number-columns-repeated="1021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s Wiklander</meta:initial-creator>
    <meta:creation-date>2012-07-16T14:00:19</meta:creation-date>
    <dc:date>2012-07-17T22:47:52</dc:date>
    <dc:creator>Mats Wiklander</dc:creator>
    <meta:editing-duration>PT25M17S</meta:editing-duration>
    <meta:editing-cycles>24</meta:editing-cycles>
    <meta:generator>LibreOffice/3.5$Linux_x86 LibreOffice_project/350m1$Build-2</meta:generator>
    <meta:document-statistic meta:table-count="1" meta:cell-count="17" meta:object-count="0"/>
  </office:meta>
</office:document-meta>
</file>